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style:page-number="auto" fo:background-color="transparent"/>
      <style:text-properties officeooo:rsid="01c31478" officeooo:paragraph-rsid="001b9e9c"/>
    </style:style>
    <style:style style:name="P2" style:family="paragraph" style:parent-style-name="Standard" style:list-style-name="L1">
      <style:paragraph-properties fo:margin-top="0cm" fo:margin-bottom="0.25cm" loext:contextual-spacing="false" fo:line-height="150%" fo:text-align="center" style:justify-single-word="false" fo:break-before="page"/>
      <style:text-properties fo:font-size="16pt" fo:font-weight="bold" officeooo:paragraph-rsid="001b9e9c" style:font-size-asian="16pt" style:font-weight-asian="bold" style:font-size-complex="16pt" style:font-weight-complex="bold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fo:background-color="transparent"/>
      <style:text-properties officeooo:rsid="01c469bb" officeooo:paragraph-rsid="001b9e9c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 fo:background-color="transparent"/>
      <style:text-properties officeooo:rsid="001c3282" officeooo:paragraph-rsid="001c3282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 style:page-number="auto" fo:background-color="transparent"/>
      <style:text-properties officeooo:rsid="001c3282" officeooo:paragraph-rsid="001c3282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00%" fo:text-align="center" style:justify-single-word="false" fo:text-indent="1.251cm" style:auto-text-indent="false" fo:background-color="transparent"/>
      <style:text-properties officeooo:paragraph-rsid="001b9e9c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00%" fo:text-align="center" style:justify-single-word="false" fo:text-indent="1.251cm" style:auto-text-indent="false" fo:background-color="transparent"/>
      <style:text-properties officeooo:rsid="001c3282" officeooo:paragraph-rsid="001c3282"/>
    </style:style>
    <style:style style:name="T1" style:family="text">
      <style:text-properties officeooo:rsid="01c31478"/>
    </style:style>
    <style:style style:name="T2" style:family="text">
      <style:text-properties officeooo:rsid="01c61f5b"/>
    </style:style>
    <style:style style:name="T3" style:family="text">
      <style:text-properties officeooo:rsid="001c3282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75870797308414823" text:style-name="L1">
        <text:list-header>
          <text:p text:style-name="P2">АННОТАЦИЯ</text:p>
        </text:list-header>
      </text:list>
      <text:p text:style-name="P5">К квалификационной работе на соискание степени бакалавра</text:p>
      <text:p text:style-name="P4">студента 4 курса ФФ ФТИ</text:p>
      <text:p text:style-name="P4">Новосибирского государственного университета</text:p>
      <text:p text:style-name="P4">Каньшина Артемия Николаевича</text:p>
      <text:p text:style-name="P6">«<text:span text:style-name="T1">Автоматизация измерений поперечных размеров пучка в бустере БЭП»</text:span></text:p>
      <text:p text:style-name="P7"/>
      <text:p text:style-name="P3">Дипломная работа посвящена разработке нового программного комплекса для системы автоматизированного измерения <text:span text:style-name="T2">поперечных размеров пучка в бустере БЭП. Так как было решено установить на выводы синхротронного излучения новые CCD камеры Chameleon CMLN-13S2M, принципиально отличающиеся от текущих камер, виделось целесообразным создать новый программный комплекс для решения поставленной задачи. Так как планируется перевод системы управления ускорителем на программную среду TANGO, данный комплекс разработан в её рамках. Разработанная система состоит из двух функциональных частей: сервер и клиент. Серверная часть включает в себя модули для работы с камерой, для анализа изображения, для преобразования изображения и для работы с TANGO. Для анализа изображения синхротронного излучения разработан алгоритм, позволяющий измерять положение центра масс, поперечных размеров и характерного угла наклона пучка синхронно со съемкой кадров камеры. Основным предположением при разработке алгоритма является то, что изображение пучка по синхротронному излучению представляет из себя двумерную гауссову функцию. В результате алгоритм при уровнях сигнал/шум до 10% продемонстрировал точность вычисления до 7,5 мкм. В серверной части были использованы библиотеки FlyCapture2, GSL, OpenCV, JpegLib и стандартные библиотеки C++11. Клиентская часть реализована на языке C++ с использованием программного инструментария Qt 5. Она позволяет работать с произвольным количеством камер, регулировать их параметры, наблюдать изображения и результаты измерений, а также сохранять изображения на компьютер для дальнейших личных исследований.</text:span></text:p>
      <text:p text:style-name="P1">Объем <text:span text:style-name="T3">квалификационной</text:span> работы 37 страниц, на которых размещены 26 рисунков и 2 таблицы. При написании <text:span text:style-name="T3">работы</text:span> использовалось 12 источни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4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1:17:51.750741975</meta:creation-date>
    <dc:date>2017-06-13T18:13:44.693481023</dc:date>
    <meta:editing-duration>PT7M3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248" meta:character-count="1981" meta:non-whitespace-character-count="1741"/>
  </office:meta>
</office:document-meta>
</file>